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2562*"/>
    </style:style>
    <style:style style:name="acmp.B" style:family="table-column">
      <style:table-column-properties style:column-width="6.6563in" style:rel-column-width="62973*"/>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2562*"/>
    </style:style>
    <style:style style:name="Table1.B" style:family="table-column">
      <style:table-column-properties style:column-width="6.6563in" style:rel-column-width="6297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2562*"/>
    </style:style>
    <style:style style:name="Table2.B" style:family="table-column">
      <style:table-column-properties style:column-width="6.6563in" style:rel-column-width="6297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2562*"/>
    </style:style>
    <style:style style:name="Table3.B" style:family="table-column">
      <style:table-column-properties style:column-width="6.6563in" style:rel-column-width="629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2562*"/>
    </style:style>
    <style:style style:name="Table4.B" style:family="table-column">
      <style:table-column-properties style:column-width="6.6563in" style:rel-column-width="6297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Table_20_Contents">
      <style:paragraph-properties fo:text-align="start" style:justify-single-word="false"/>
      <style:text-properties style:font-name="Droid Sans Mono" fo:font-size="10pt" style:font-size-asian="10pt" style:font-size-complex="10pt"/>
    </style:style>
    <style:style style:name="P3"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5"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style:font-name="DejaVu Serif" fo:font-size="16pt" style:text-underline-style="none" fo:font-weight="normal" style:font-size-asian="16pt" style:font-weight-asian="normal" style:font-size-complex="16pt" style:font-weight-complex="normal"/>
    </style:style>
    <style:style style:name="P7"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8"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start"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Text_20_body">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Text_20_body">
      <style:paragraph-properties fo:text-align="start" style:justify-single-word="false"/>
      <style:text-properties style:font-name="DejaVu Serif" fo:font-size="16pt" style:font-size-asian="16pt" style:font-size-complex="16pt"/>
    </style:style>
    <style:style style:name="P12"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13"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Text_20_body">
      <style:paragraph-properties fo:text-align="start"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center"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P17" style:family="paragraph" style:parent-style-name="Table_20_Contents">
      <style:paragraph-properties fo:text-align="start" style:justify-single-word="false"/>
      <style:text-properties style:font-name="DejaVu Sans Mono" fo:font-size="10pt" style:font-size-asian="10pt" style:font-size-complex="10pt"/>
    </style:style>
    <style:style style:name="P18"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style:font-name="DejaVu Serif"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erif" fo:font-size="16pt" fo:font-style="italic" style:text-underline-style="none" fo:font-weight="normal" style:font-size-asian="16pt" style:font-style-asian="italic" style:font-weight-asian="normal" style:font-size-complex="16pt" style:font-style-complex="italic" style:font-weight-complex="normal"/>
    </style:style>
    <style:style style:name="T4" style:family="text">
      <style:text-properties style:font-name="DejaVu Serif" fo:font-style="italic" style:text-underline-style="none" fo:font-weight="normal" style:font-style-asian="italic" style:font-weight-asian="normal" style:font-style-complex="italic" style:font-weight-complex="normal"/>
    </style:style>
    <style:style style:name="T5" style:family="text">
      <style:text-properties style:font-name="DejaVu Serif"/>
    </style:style>
    <style:style style:name="T6" style:family="text">
      <style:text-properties style:font-name="DejaVu Serif" fo:font-weight="bold" style:font-weight-asian="bold"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reSP/I</text:p>
      <text:p text:style-name="P19"><text:span text:style-name="T7">\</text:span><text:span text:style-name="T1">ˈkris-pē</text:span><text:span text:style-name="T7">\</text:span></text:p>
      <text:p text:style-name="P6"/>
      <text:p text:style-name="P5">The <text:span text:style-name="T1">Cre</text:span>stlength <text:span text:style-name="T1">S</text:span>torage <text:span text:style-name="T1">P</text:span>rotocol/<text:span text:style-name="T1">I</text:span>nterfa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Copyright (c) 2016, Charles Thompson &lt;<text:a xlink:type="simple" xlink:href="mailto:chmithbiz@gmail.com" text:style-name="Internet_20_link" text:visited-style-name="Visited_20_Internet_20_Link">chmithbiz@gmail.com</text:a>&gt;</text:p>
      <text:p text:style-name="P7"/>
      <text:p text:style-name="P11">Permission to use, copy, modify, and/or distribute this software for any purpose with or without fee is hereby granted, provided that the above copyright notice and this permission notice appear in all copies. </text:p>
      <text:p text:style-name="P12">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How CreSP/I Works</text:p>
      <text:p text:style-name="P13"><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the recording.</text:span></text:p>
      <text:p text:style-name="P14"><text:tab/>Bytes encoded in CreSP are decoded by dividing the crestlength by the minimal crestlength and subtracting one.</text:p>
      <text:p text:style-name="P16">Programs Provided</text:p>
      <text:list xml:id="list593055377140407548" text:style-name="L1">
        <text:list-item>
          <text:p text:style-name="P18">acmp<text:span text:style-name="T2"> – optimizes data for CreSP storage.</text:span></text:p>
        </text:list-item>
        <text:list-item>
          <text:p text:style-name="P18">adec<text:span text:style-name="T2"> – processes data that has been optimized for CreSP storage; undoes the work of acmp.</text:span></text:p>
        </text:list-item>
        <text:list-item>
          <text:p text:style-name="P18">a2f<text:span text:style-name="T2"> – reads CreSP encoded data from raw unsigned 8-bit PCM files.</text:span></text:p>
        </text:list-item>
        <text:list-item>
          <text:p text:style-name="P18">f2a<text:span text:style-name="T2"> – encodes data into the CreSP and writes it to raw unsigned 8-bit PCM files.</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acmp</text:p>
      <text:p text:style-name="P8"><text:span text:style-name="T2">pre-</text:span>a<text:span text:style-name="T2">udio </text:span>c<text:span text:style-name="T2">o</text:span>mp<text:span text:style-name="T2">utation</text:span></text:p>
      <text:p text:style-name="P15">optimizes data for the CreSP by representing the most common values with the lowest values</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</text:p>
            <text:p text:style-name="P1"></text:p>
            <text:p text:style-name="P1">int main( void )</text:p>
            <text:p text:style-name="P1">{</text:p>
            <text:p text:style-name="P1"><text:s text:c="4"/>num *frqTbl = calloc(MVAL, sizeof(num)), tblSz = NUL, top = NUL, i;</text:p>
            <text:p text:style-name="P1"><text:s text:c="4"/>byte *outTbl = calloc(MVAL, sizeof(byte)), buf = GET();</text:p>
            <text:p text:style-name="P1"></text:p>
            <text:p text:style-name="P1"><text:s text:c="4"/>for(;!EF; buf = GET())</text:p>
            <text:p text:style-name="P1"><text:s text:c="4"/>{</text:p>
            <text:p text:style-name="P1"><text:s text:c="8"/>frqTbl[buf] ++;</text:p>
            <text:p text:style-name="P1"><text:s text:c="8"/>if(frqTbl[buf] &gt; frqTbl[top]) top = buf;</text:p>
            <text:p text:style-name="P1"><text:s text:c="4"/>}</text:p>
            <text:p text:style-name="P1"></text:p>
            <text:p text:style-name="P1"><text:s text:c="4"/>for(;tblSz &lt; MVAL &amp;&amp; frqTbl[top] != NUL;tblSz ++)</text:p>
            <text:p text:style-name="P1"><text:s text:c="4"/>{</text:p>
            <text:p text:style-name="P1"><text:s text:c="8"/>outTbl[tblSz] = top, frqTbl[top] = 0;</text:p>
            <text:p text:style-name="P1"></text:p>
            <text:p text:style-name="P1"><text:s text:c="8"/>for(i = NUL; i &lt; MVAL; i ++) if(frqTbl[i] &gt; frqTbl[top]) top = i;</text:p>
            <text:p text:style-name="P1"><text:s text:c="4"/>}</text:p>
            <text:p text:style-name="P1"></text:p>
            <text:p text:style-name="P1"><text:s text:c="4"/>PUT(tblSz);</text:p>
            <text:p text:style-name="P1"></text:p>
            <text:p text:style-name="P1"><text:s text:c="4"/>for(i = NUL; i &lt; tblSz; i ++)</text:p>
            <text:p text:style-name="P1"><text:s text:c="4"/>{</text:p>
            <text:p text:style-name="P1"><text:s text:c="8"/>PUT(outTbl[i]);</text:p>
            <text:p text:style-name="P1"><text:s text:c="8"/>frqTbl[outTbl[i]] = i;</text:p>
            <text:p text:style-name="P1"><text:s text:c="4"/>}</text:p>
            <text:p text:style-name="P1"></text:p>
            <text:p text:style-name="P1"><text:s text:c="4"/>fseek(stdin, 0, SEEK_SET);</text:p>
            <text:p text:style-name="P1"></text:p>
            <text:p text:style-name="P1"><text:s text:c="4"/>for(buf = GET(); !EF; buf = GET()) PUT(frqTbl[buf]);</text:p>
            <text:p text:style-name="P1"></text:p>
            <text:p text:style-name="P1"><text:s text:c="4"/>return 0;</text:p>
            <text:p text:style-name="P1">}</text:p>
          </table:table-cell>
        </table:table-row>
      </table:table>
      <text:p text:style-name="P16"/>
      <text:p text:style-name="P16"/>
      <text:p text:style-name="P16"/>
      <text:p text:style-name="P16"/>
      <text:p text:style-name="P16"><text:soft-page-break/>adec</text:p>
      <text:p text:style-name="P8">a<text:span text:style-name="T2">cmp </text:span>dec<text:span text:style-name="T2">oder</text:span></text:p>
      <text:p text:style-name="P15">decodes the data encoded by acmp.</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text:p>
            <text:p text:style-name="P1"/>
            <text:p text:style-name="P1">int main() </text:p>
            <text:p text:style-name="P1">{ </text:p>
            <text:p text:style-name="P1"><text:s text:c="4"/>num tblSz = GET(), i = NUL; </text:p>
            <text:p text:style-name="P1"><text:s text:c="4"/>byte *table = calloc(MVAL, sizeof(byte)), buf = GET(); </text:p>
            <text:p text:style-name="P1"/>
            <text:p text:style-name="P1"><text:s text:c="4"/>for(; i &lt; tblSz &amp;&amp; !EF; i ++, buf = GET()) table[i] = buf; </text:p>
            <text:p text:style-name="P1"/>
            <text:p text:style-name="P1"><text:s text:c="4"/>for(; !EF; buf = GET()) PUT(table[buf]); </text:p>
            <text:p text:style-name="P1"/>
            <text:p text:style-name="P1"><text:s text:c="4"/>return 0; </text:p>
            <text:p text:style-name="P1">} </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text:soft-page-break/>a2f</text:p>
      <text:p text:style-name="P8">a<text:span text:style-name="T2">udio </text:span>to<text:span text:style-name="T2"> </text:span>f<text:span text:style-name="T2">ile</text:span></text:p>
      <text:p text:style-name="P15">decodes raw unsigned 8-bit pcm through CreSP and writes the product to stdout</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able:table-cell>
          <table:table-cell table:style-name="Table2.B1" office:value-type="string">
            <text:p text:style-name="P1">#include “common.h”</text:p>
            <text:p text:style-name="P1"/>
            <text:p text:style-name="P1">#define SKIP 200 /* The amount of bytes to skip in stdin */ </text:p>
            <text:p text:style-name="P1">#define WCOR 1 /* The correction for getting an accurate minimal crestlength*/ </text:p>
            <text:p text:style-name="P1">#define THRSH 50 /* The threshold to which it is considered part of a crest */ </text:p>
            <text:p text:style-name="P1">#define RCONST 0.445 /* If a value is greater than this constant, it is</text:p>
            <text:p text:style-name="P1"><text:s text:c="24"/>rounded up */ </text:p>
            <text:p text:style-name="P1"/>
            <text:p text:style-name="P1">num bLen = sizeof(byte); </text:p>
            <text:p text:style-name="P1"/>
            <text:p text:style-name="P1">num rounded(double di, double dv) </text:p>
            <text:p text:style-name="P1">{ </text:p>
            <text:p text:style-name="P1"><text:s text:c="4"/>double d = di / dv; </text:p>
            <text:p text:style-name="P1"><text:s text:c="4"/>num n = d; </text:p>
            <text:p text:style-name="P1"><text:s text:c="4"/>double f = d - n; </text:p>
            <text:p text:style-name="P1"/>
            <text:p text:style-name="P1"><text:s text:c="4"/>return n + (f &gt; RCONST); </text:p>
            <text:p text:style-name="P1">} </text:p>
            <text:p text:style-name="P1"/>
            <text:p text:style-name="P1">num getWave() </text:p>
            <text:p text:style-name="P1">{ </text:p>
            <text:p text:style-name="P1"><text:s text:c="4"/>num cLen = NUL; </text:p>
            <text:p text:style-name="P1"/>
            <text:p text:style-name="P1"><text:s text:c="4"/>while(GET() &lt; THRSH &amp;&amp; !EF); </text:p>
            <text:p text:style-name="P1"><text:s text:c="4"/>while(GET() &gt;= THRSH &amp;&amp; !EF) cLen ++; </text:p>
            <text:p text:style-name="P1"/>
            <text:p text:style-name="P1"><text:s text:c="4"/>return rounded(cLen, bLen); </text:p>
            <text:p text:style-name="P1">} </text:p>
            <text:p text:style-name="P1"/>
            <text:p text:style-name="P1">int main( void ) </text:p>
            <text:p text:style-name="P1">{ </text:p>
            <text:p text:style-name="P1"><text:s text:c="4"/>byte buf; </text:p>
            <text:p text:style-name="P1"/>
            <text:p text:style-name="P1"><text:s text:c="4"/>fseek(stdin, SKIP, SEEK_SET); </text:p>
            <text:p text:style-name="P1"><text:s text:c="4"/>getWave(); </text:p>
            <text:p text:style-name="P1"><text:s text:c="4"/>bLen = getWave() + WCOR; </text:p>
            <text:p text:style-name="P1"/>
            <text:p text:style-name="P1"><text:s text:c="4"/>while(!EF &amp;&amp; getWave() != LEND); </text:p>
            <text:p text:style-name="P1"><text:s text:c="4"/>for(buf = getWave(); !EF; buf = getWave()) PUT(buf); </text:p>
            <text:p text:style-name="P1"/>
            <text:p text:style-name="P1"><text:s text:c="4"/>PUT(buf); </text:p>
            <text:p text:style-name="P1"/>
            <text:p text:style-name="P1"><text:s text:c="4"/>return 0; </text:p>
            <text:p text:style-name="P1">}</text:p>
          </table:table-cell>
        </table:table-row>
      </table:table>
      <text:p text:style-name="P16"/>
      <text:p text:style-name="P16"><text:soft-page-break/>f2a</text:p>
      <text:p text:style-name="P8">f<text:span text:style-name="T2">ile </text:span>to<text:span text:style-name="T2"> </text:span>a<text:span text:style-name="T2">udio</text:span></text:p>
      <text:p text:style-name="P15">encodes stdin to CreSP and writes the raw unsigned 8-bit PCM to stdout</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2">#include "common.h" </text:p>
            <text:p text:style-name="P2"/>
            <text:p text:style-name="P2">#define TLEN 1 /* The length of the trough */ </text:p>
            <text:p text:style-name="P2">#define HLEN 20000 /* The length of the header */ </text:p>
            <text:p text:style-name="P2">#define AMP 200 /* The amperage */ </text:p>
            <text:p text:style-name="P2">#define LCOR 1 /* Correction constant for genWave */ </text:p>
            <text:p text:style-name="P2"/>
            <text:p text:style-name="P2">void genWave(num len) </text:p>
            <text:p text:style-name="P2">{ </text:p>
            <text:p text:style-name="P2"><text:s text:c="4"/>num tLen = TLEN; </text:p>
            <text:p text:style-name="P2"/>
            <text:p text:style-name="P2"><text:s text:c="4"/>while(tLen--) PUT(NUL); </text:p>
            <text:p text:style-name="P2"><text:s text:c="4"/>while(len-- + LCOR) PUT(AMP); </text:p>
            <text:p text:style-name="P2">} </text:p>
            <text:p text:style-name="P2"/>
            <text:p text:style-name="P2">int main( void ) </text:p>
            <text:p text:style-name="P2">{ </text:p>
            <text:p text:style-name="P2"><text:s text:c="4"/>num hLen = HLEN, buf = GET(); </text:p>
            <text:p text:style-name="P2"/>
            <text:p text:style-name="P2"><text:s text:c="4"/>while(--hLen) genWave(NUL); </text:p>
            <text:p text:style-name="P2"/>
            <text:p text:style-name="P2"><text:s text:c="4"/>genWave(LEND); </text:p>
            <text:p text:style-name="P2"/>
            <text:p text:style-name="P2"><text:s text:c="4"/>for(; !EF; buf = GET()) genWave(buf); </text:p>
            <text:p text:style-name="P2"/>
            <text:p text:style-name="P2"><text:s text:c="4"/>return 0; </text:p>
            <text:p text:style-name="P2">} </text:p>
          </table:table-cell>
        </table:table-row>
      </table:table>
      <text:p text:style-name="P16">common.h</text:p>
      <text:p text:style-name="P10">common inclusions and definitions</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1T10:56:21</dc:date>
    <meta:editing-duration>PT1H57M56S</meta:editing-duration>
    <meta:editing-cycles>63</meta:editing-cycles>
    <meta:generator>OpenOffice/4.1.2$Linux OpenOffice.org_project/412m3$Build-9782</meta:generator>
    <meta:document-statistic meta:table-count="5" meta:image-count="0" meta:object-count="0" meta:page-count="7" meta:paragraph-count="262" meta:word-count="868" meta:character-count="4753"/>
  </office:meta>
</office:document-meta>
</file>